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339.167" calcext:value-type="float">
            <text:p>339.1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00.33" calcext:value-type="float">
            <text:p>400.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39.056" calcext:value-type="float">
            <text:p>339.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338.991" calcext:value-type="float">
            <text:p>338.9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339.152" calcext:value-type="float">
            <text:p>339.1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339.152" calcext:value-type="float">
            <text:p>339.1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54.55" calcext:value-type="float">
            <text:p>354.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46.532" calcext:value-type="float">
            <text:p>346.5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339.17" calcext:value-type="float">
            <text:p>339.1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39.101" calcext:value-type="float">
            <text:p>339.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39.235" calcext:value-type="float">
            <text:p>339.2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339.032" calcext:value-type="float">
            <text:p>339.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2" calcext:value-type="float">
            <text:p>1482</text:p>
          </table:table-cell>
          <table:table-cell office:value-type="float" office:value="6" calcext:value-type="float">
            <text:p>6</text:p>
          </table:table-cell>
          <table:table-cell office:value-type="float" office:value="339.236" calcext:value-type="float">
            <text:p>339.2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54.494" calcext:value-type="float">
            <text:p>354.494</text:p>
          </table:table-cell>
          <table:table-cell office:value-type="float" office:value="73892" calcext:value-type="float">
            <text:p>738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54.613" calcext:value-type="float">
            <text:p>354.613</text:p>
          </table:table-cell>
          <table:table-cell office:value-type="float" office:value="72986" calcext:value-type="float">
            <text:p>729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339.12" calcext:value-type="float">
            <text:p>339.12</text:p>
          </table:table-cell>
          <table:table-cell office:value-type="float" office:value="77487" calcext:value-type="float">
            <text:p>774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39.094" calcext:value-type="float">
            <text:p>339.094</text:p>
          </table:table-cell>
          <table:table-cell office:value-type="float" office:value="78921" calcext:value-type="float">
            <text:p>789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400.21" calcext:value-type="float">
            <text:p>400.21</text:p>
          </table:table-cell>
          <table:table-cell office:value-type="float" office:value="75049" calcext:value-type="float">
            <text:p>750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38.998" calcext:value-type="float">
            <text:p>338.998</text:p>
          </table:table-cell>
          <table:table-cell office:value-type="float" office:value="76527" calcext:value-type="float">
            <text:p>765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400.089" calcext:value-type="float">
            <text:p>400.089</text:p>
          </table:table-cell>
          <table:table-cell office:value-type="float" office:value="75347" calcext:value-type="float">
            <text:p>75347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formula="of:=AVERAGE([.D2:.D21])" office:value-type="float" office:value="350.9661" calcext:value-type="float">
            <text:p>350.9661</text:p>
          </table:table-cell>
          <table:table-cell table:formula="of:=AVERAGE([.E2:.E21])" office:value-type="float" office:value="75744.1428571429" calcext:value-type="float">
            <text:p>75744.142857142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26]*40/416" office:value-type="float" office:value="33.7467403846154" calcext:value-type="float">
            <text:p>33.74674038461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12:57.899565087</meta:creation-date>
    <dc:date>2023-07-03T12:25:10.237385683</dc:date>
    <meta:editing-duration>PT12M11S</meta:editing-duration>
    <meta:editing-cycles>3</meta:editing-cycles>
    <meta:generator>LibreOffice/7.3.7.2$Linux_X86_64 LibreOffice_project/30$Build-2</meta:generator>
    <meta:document-statistic meta:table-count="1" meta:cell-count="96" meta:object-count="0"/>
  </office:meta>
</office:document-meta>
</file>